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3pt" officeooo:paragraph-rsid="000b5185" style:font-size-asian="13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b5185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b5185"/>
    </style:style>
    <style:style style:name="P4" style:family="paragraph" style:parent-style-name="Standard">
      <style:paragraph-properties fo:margin-left="0cm" fo:margin-right="0cm" fo:line-height="150%" fo:text-indent="1.249cm" style:auto-text-indent="false"/>
      <style:text-properties officeooo:paragraph-rsid="000b5185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fo:font-size="14pt" officeooo:paragraph-rsid="000b5185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officeooo:paragraph-rsid="000b518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Одной из важнейших задач численного анализа является задача интерполяции функции: требуется восстановить функцию </text:span><text:span text:style-name="T2">f</text:span><text:span text:style-name="T1">(</text:span><text:span text:style-name="T2">x</text:span><text:span text:style-name="T1">) для всех значений </text:span><text:span text:style-name="T2">x</text:span><text:span text:style-name="T1"> </text:span><text:span text:style-name="T1">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 [</text:span><text:span text:style-name="T2">a</text:span><text:span text:style-name="T1">, </text:span><text:span text:style-name="T2">b</text:span><text:span text:style-name="T1"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span></text:p>
      <text:p text:style-name="P5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5">Интерполяционные формулы используются также при вычислении интегралов, при написании разностных аппроксимаций для дифференциальных уравнений, на основе интегральных тождеств.</text:p>
      <text:p text:style-name="P6"><text:span text:style-name="T1">Часто требуется восстановить функцию </text:span><text:span text:style-name="T2">f</text:span><text:span text:style-name="T1"> (</text:span><text:span text:style-name="T2">x</text:span><text:span text:style-name="T1">) на отрезке </text:span><text:span text:style-name="T2">a</text:span><text:span text:style-name="T1"> ≤ </text:span><text:span text:style-name="T2">x</text:span><text:span text:style-name="T1"> ≤ </text:span><text:span text:style-name="T2">b</text:span><text:span text:style-name="T1">, если известны её значения в некотором конечном числе точек этого отрезка. Например, пусть на отрезке </text:span><text:span text:style-name="T2">a</text:span><text:span text:style-name="T1"> ≤ </text:span><text:span text:style-name="T2">x</text:span><text:span text:style-name="T1"> ≤ </text:span><text:span text:style-name="T2">b</text:span><text:span text:style-name="T1"> задана сетка:</text:span></text:p>
      <text:p text:style-name="P2"><text:span text:style-name="T1"><draw:frame draw:style-name="fr1" draw:name="Объект2" text:anchor-type="as-char" svg:width="0.572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= </text:span><text:span text:style-name="T1"><draw:frame draw:style-name="fr1" draw:name="Объект3" text:anchor-type="as-char" svg:width="4.098cm" svg:height="0.56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draw:frame draw:style-name="fr1" draw:name="Объект4" text:anchor-type="as-char" svg:width="0.201cm" svg:height="0.46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и в её узлах заданы значения функции у (</text:span><text:span text:style-name="T2">x</text:span><text:span text:style-name="T1">), равные у (</text:span><text:span text:style-name="T1"><draw:frame draw:style-name="fr1" draw:name="Объект5" text:anchor-type="as-char" svg:width="0.623cm" svg:height="0.56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) =</text:span><text:span text:style-name="T1"><draw:frame draw:style-name="fr1" draw:name="Объект6" text:anchor-type="as-char" svg:width="0.656cm" svg:height="0.56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, <text:s/>. . . , у (</text:span><text:span text:style-name="T1"><draw:frame draw:style-name="fr1" draw:name="Объект7" text:anchor-type="as-char" svg:width="0.616cm" svg:height="0.56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) =</text:span><text:span text:style-name="T1"><draw:frame draw:style-name="fr1" draw:name="Объект8" text:anchor-type="as-char" svg:width="0.649cm" svg:height="0.56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, <text:s/>. . . , у (</text:span><text:span text:style-name="T1"><draw:frame draw:style-name="fr1" draw:name="Объект9" text:anchor-type="as-char" svg:width="0.623cm" svg:height="0.56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) =</text:span><text:span text:style-name="T1"><draw:frame draw:style-name="fr1" draw:name="Объект10" text:anchor-type="as-char" svg:width="0.654cm" svg:height="0.56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 Требуется построить интерполянту – функцию </text:span><text:span text:style-name="T2">f</text:span><text:span text:style-name="T1">(</text:span><text:span text:style-name="T2">x</text:span><text:span text:style-name="T1">), совпадающую с функцией у (</text:span><text:span text:style-name="T2">x</text:span><text:span text:style-name="T1">) в узлах сетки:</text:span></text:p>
      <text:p text:style-name="P2"><text:span text:style-name="T1"><text:tab/></text:span><text:span text:style-name="T2">f</text:span><text:span text:style-name="T1">(</text:span><text:span text:style-name="T2"><draw:frame draw:style-name="fr1" draw:name="Объект11" text:anchor-type="as-char" svg:width="0.559cm" svg:height="0.56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) = </text:span><text:span text:style-name="T2"><draw:frame draw:style-name="fr1" draw:name="Объект12" text:anchor-type="as-char" svg:width="0.593cm" svg:height="0.563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 <text:s text:c="2"/></text:span><text:span text:style-name="T2">i</text:span><text:span text:style-name="T1"> = 0, 1, . . . , </text:span><text:span text:style-name="T2">n</text:span><text:span text:style-name="T1">.</text:span></text:p>
      <text:p text:style-name="P3"><text:span text:style-name="T1">Основная цель интерполяции – получить быстрый (экономичный) алгоритм вычисления значений </text:span><text:span text:style-name="T2">f</text:span><text:span text:style-name="T1"> (</text:span><text:span text:style-name="T2">x</text:span><text:span text:style-name="T1">) для значений </text:span><text:span text:style-name="T2">x</text:span><text:span text:style-name="T1">, не содержащихся в таблице данных. Интерполирующие функции строятся в виде линейных комбинаций некоторых элементарных функций:</text:span></text:p>
      <text:p text:style-name="P3"><text:span text:style-name="T1"><text:s/></text:span><text:span text:style-name="T2">f</text:span><text:span text:style-name="T1">(</text:span><text:span text:style-name="T2">x</text:span><text:span text:style-name="T1">) = </text:span><text:span text:style-name="T1"><draw:frame draw:style-name="fr1" draw:name="Объект13" text:anchor-type="as-char" svg:width="2.355cm" svg:height="1.20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, </text:span></text:p>
      <text:p text:style-name="P2"><text:span text:style-name="T1">где <text:s/>{</text:span><text:span text:style-name="T1"><draw:frame draw:style-name="fr1" draw:name="Объект14" text:anchor-type="as-char" svg:width="1.334cm" svg:height="0.56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} – фиксированные линейно независимые функции, </text:span><text:span text:style-name="T1"><draw:frame draw:style-name="fr1" draw:name="Объект15" text:anchor-type="as-char" svg:width="2.311cm" svg:height="0.563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- не определённые пока коэффициенты. В качестве линейно- независимых функций можно выбрать степенные полиномы, что и делается в интерполяционных </text:span><text:soft-page-break/><text:span text:style-name="T1">методах Ньютона и Лагранжа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4.3.5.2$Windows_x86 LibreOffice_project/3a87456aaa6a95c63eea1c1b3201acedf0751bd5</meta:generator>
    <dc:date>2015-04-06T21:19:42.969000000</dc:date>
    <meta:document-statistic meta:table-count="0" meta:image-count="0" meta:object-count="15" meta:page-count="2" meta:paragraph-count="9" meta:word-count="255" meta:character-count="1749" meta:non-whitespace-character-count="14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style mathsize="12pt">
        <msub>
          <mi>y</mi>
          <mstyle mathsize="8pt">
            <mi>n</mi>
          </mstyle>
        </msub>
      </mstyle>
      <mrow/>
    </mrow>
    <annotation encoding="StarMath 5.0"> size 12{y rSub { size 8{n} } } {}</annotation>
  </semantics>
</math>
</file>

<file path=Object 11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2/content.xml><?xml version="1.0" encoding="utf-8"?>
<math xmlns="http://www.w3.org/1998/Math/MathML" display="block">
  <semantics>
    <mrow>
      <mstyle mathsize="12pt">
        <msub>
          <mi>y</mi>
          <mstyle mathsize="8pt">
            <mi>i</mi>
          </mstyle>
        </msub>
      </mstyle>
      <mrow/>
    </mrow>
    <annotation encoding="StarMath 5.0"> size 12{y rSub { size 8{i} } } {}</annotation>
  </semantics>
</math>
</file>

<file path=Object 13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k</mi>
                <mo stretchy="false">=</mo>
                <mn>0</mn>
              </mrow>
            </mstyle>
            <mstyle mathsize="8pt">
              <mi>n</mi>
            </mstyle>
          </munderover>
          <mrow>
            <msub>
              <mi>c</mi>
              <mstyle mathsize="8pt">
                <mi>k</mi>
              </mstyle>
            </msub>
            <msub>
              <mi>Φ</mi>
              <mstyle mathsize="8pt">
                <mi>k</mi>
              </mstyle>
            </msub>
            <mo stretchy="false">(</mo>
            <mi>x</mi>
            <mo stretchy="false">)</mo>
          </mrow>
        </mrow>
      </mstyle>
      <mrow/>
    </mrow>
    <annotation encoding="StarMath 5.0"> size 12{ Sum cSub { size 8{k=0} }  cSup { size 8{n} }  {c rSub { size 8{k} } Φ rSub { size 8{k} }  \( x \) } 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k</mi>
            </mstyle>
          </msub>
          <mo stretchy="false">(</mo>
          <mi>x</mi>
          <mo stretchy="false">)</mo>
        </mrow>
      </mstyle>
      <mrow/>
    </mrow>
    <annotation encoding="StarMath 5.0"> size 12{Φ rSub { size 8{k} }  \( x \)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n>0</mn>
            </mstyle>
          </msub>
          <mi>,</mi>
          <msub>
            <mi>c</mi>
            <mstyle mathsize="8pt">
              <mn>1</mn>
            </mstyle>
          </msub>
          <mi>,</mi>
          <mtext>.</mtext>
          <mtext>.</mtext>
          <mtext>.</mtext>
          <mi>,</mi>
          <msub>
            <mi>c</mi>
            <mstyle mathsize="8pt">
              <mi>n</mi>
            </mstyle>
          </msub>
        </mrow>
      </mstyle>
      <mrow/>
    </mrow>
    <annotation encoding="StarMath 5.0"> size 12{c rSub { size 8{0} } ,c rSub { size 8{1} } , "."  "."  "." ,c rSub { size 8{n} } } {}</annotation>
  </semantics>
</math>
</file>

<file path=Object 2/content.xml><?xml version="1.0" encoding="utf-8"?>
<math xmlns="http://www.w3.org/1998/Math/MathML" display="block">
  <semantics>
    <mrow>
      <mstyle mathsize="12pt">
        <mi>ϖ</mi>
      </mstyle>
      <mrow/>
    </mrow>
    <annotation encoding="StarMath 5.0"> size 12{ϖ} {}</annotation>
  </semantics>
</math>
</file>

<file path=Object 3/content.xml><?xml version="1.0" encoding="utf-8"?>
<math xmlns="http://www.w3.org/1998/Math/MathML" display="block">
  <semantics>
    <mrow>
      <mstyle mathsize="12pt">
        <mrow>
          <mo fence="true" stretchy="false">{</mo>
          <mrow>
            <mrow>
              <mrow>
                <msub>
                  <mi>x</mi>
                  <mstyle mathsize="8pt">
                    <mn>0</mn>
                  </mstyle>
                </msub>
                <mo stretchy="false">=</mo>
                <mi>a</mi>
                <mo stretchy="false">&lt;</mo>
                <msub>
                  <mi>x</mi>
                  <mstyle mathsize="8pt">
                    <mn>1</mn>
                  </mstyle>
                </msub>
                <mo stretchy="false">&lt;</mo>
                <mtext>.</mtext>
              </mrow>
              <mtext>.</mtext>
              <mrow>
                <mtext>.</mtext>
                <mo stretchy="false">&lt;</mo>
                <msub>
                  <mi>x</mi>
                  <mstyle mathsize="8pt">
                    <mi>n</mi>
                  </mstyle>
                </msub>
                <mo stretchy="false">=</mo>
                <mi>b</mi>
              </mrow>
            </mrow>
          </mrow>
          <mo fence="true" stretchy="false">}</mo>
        </mrow>
      </mstyle>
      <mrow/>
    </mrow>
    <annotation encoding="StarMath 5.0"> size 12{ lbrace x rSub { size 8{0} } =a&lt;x rSub { size 8{1} } &lt; "."  "."  "." &lt;x rSub { size 8{n} } =b rbrace } {}</annotation>
  </semantics>
</math>
</file>

<file path=Object 4/content.xml><?xml version="1.0" encoding="utf-8"?>
<math xmlns="http://www.w3.org/1998/Math/MathML" display="block">
  <semantics>
    <mrow/>
    <annotation encoding="StarMath 5.0">{}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6/content.xml><?xml version="1.0" encoding="utf-8"?>
<math xmlns="http://www.w3.org/1998/Math/MathML" display="block">
  <semantics>
    <mrow>
      <mstyle mathsize="12pt">
        <msub>
          <mi>y</mi>
          <mstyle mathsize="8pt">
            <mn>0</mn>
          </mstyle>
        </msub>
      </mstyle>
      <mrow/>
    </mrow>
    <annotation encoding="StarMath 5.0"> size 12{y rSub { size 8{0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8/content.xml><?xml version="1.0" encoding="utf-8"?>
<math xmlns="http://www.w3.org/1998/Math/MathML" display="block">
  <semantics>
    <mrow>
      <mstyle mathsize="12pt">
        <msub>
          <mi>y</mi>
          <mstyle mathsize="8pt">
            <mn>1</mn>
          </mstyle>
        </msub>
      </mstyle>
      <mrow/>
    </mrow>
    <annotation encoding="StarMath 5.0"> size 12{y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